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12cm" fo:min-width="3.128cm"/>
    </style:style>
    <style:style style:name="gr2" style:family="graphic" style:parent-style-name="standard">
      <style:graphic-properties draw:marker-start="" draw:marker-end="Double_20_Arrow" draw:marker-end-width="0.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3cm" fo:min-width="2.642cm"/>
    </style:style>
    <style:style style:name="gr4" style:family="graphic" style:parent-style-name="standard">
      <style:graphic-properties draw:marker-end="Double_20_Arrow" draw:marker-end-width="0.2cm" draw:fill="none" draw:textarea-horizontal-align="center" draw:textarea-vertical-align="middle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 fo:min-height="0.517cm" fo:min-width="2.988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2cm" fo:min-width="3.0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2cm" fo:min-width="3.07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8cm" fo:min-width="1.95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9cm" fo:min-width="2.511cm"/>
    </style:style>
    <style:style style:name="gr12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666666" draw:fill="none" draw:textarea-horizontal-align="justify" draw:textarea-vertical-align="middle" draw:auto-grow-height="false" fo:min-height="0.418cm" fo:min-width="2.794cm"/>
    </style:style>
    <style:style style:name="gr15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svg:stroke-color="#666666" draw:marker-end="Double_20_Arrow" draw:marker-end-width="0.2cm" draw:fill="none" draw:textarea-horizontal-align="center" draw:textarea-vertical-align="middle"/>
    </style:style>
    <style:style style:name="gr18" style:family="graphic" style:parent-style-name="standard">
      <style:graphic-properties svg:stroke-color="#666666" draw:fill="none" draw:textarea-horizontal-align="justify" draw:textarea-vertical-align="middle" draw:auto-grow-height="false" fo:min-height="0.52cm" fo:min-width="3.879cm"/>
    </style:style>
    <style:style style:name="gr19" style:family="graphic" style:parent-style-name="standard">
      <style:graphic-properties svg:stroke-color="#666666" draw:fill="none" draw:textarea-horizontal-align="justify" draw:textarea-vertical-align="middle" draw:auto-grow-height="false" fo:min-height="0.52cm" fo:min-width="4.366cm"/>
    </style:style>
    <style:style style:name="gr20" style:family="graphic" style:parent-style-name="standard">
      <style:graphic-properties svg:stroke-color="#666666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52cm" fo:min-width="3.538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518cm" fo:min-width="2.137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518cm" fo:min-width="3.552cm"/>
    </style:style>
    <style:style style:name="gr24" style:family="graphic" style:parent-style-name="standard">
      <style:graphic-properties svg:stroke-color="#666666" draw:fill="none" draw:textarea-horizontal-align="justify" draw:textarea-vertical-align="middle" draw:auto-grow-height="false" fo:min-height="0.518cm" fo:min-width="3.51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81cm" fo:min-width="3.351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52cm" fo:min-width="2.918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52cm" fo:min-width="3.73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666666" style:font-name="Nimbus Sans L"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color="#000000" style:font-name="Nimbus Sans L" fo:font-size="11pt" style:font-size-asian="11pt" style:font-size-complex="11pt"/>
    </style:style>
    <style:style style:name="P8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P11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style:font-size-asian="11pt" style:font-size-complex="11pt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666666" style:font-name="Nimbus Sans L" fo:font-size="11pt" style:font-size-asian="11pt" style:font-size-complex="11pt"/>
    </style:style>
    <style:style style:name="T4" style:family="text">
      <style:text-properties fo:color="#000000" style:font-name="Nimbus Sans L" fo:font-size="11pt" style:font-size-asian="11pt" style:font-size-complex="11pt"/>
    </style:style>
    <style:style style:name="T5" style:family="text">
      <style:text-properties fo:color="#666666"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964cm" svg:height="1.261cm" svg:x="12.471cm" svg:y="5.913cm">
          <text:p text:style-name="P1"><text:span text:style-name="T1">Raw science and sky exposur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5.453cm" svg:y1="7.174cm" svg:x2="15.453cm" svg:y2="7.803cm" draw:start-shape="id1" draw:end-shape="id2" svg:d="M15453 7174v629" svg:viewBox="0 0 1 630">
          <text:p/>
        </draw:connector>
        <draw:custom-shape draw:style-name="gr3" draw:text-style-name="P4" xml:id="id2" draw:id="id2" draw:layer="layout" svg:width="4.106cm" svg:height="1.002cm" svg:x="13.4cm" svg:y="7.803cm">
          <text:p text:style-name="P3"><text:span text:style-name="T2">Standardize</text:span></text:p>
          <text:p text:style-name="P3"><text:span text:style-name="T2">meta-data?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draw:type="line" svg:x1="15.453cm" svg:y1="8.805cm" svg:x2="15.453cm" svg:y2="9.331cm" draw:start-shape="id2" draw:start-glue-point="2" draw:end-shape="id3" draw:end-glue-point="4" svg:d="M15453 8805v526" svg:viewBox="0 0 1 527">
          <text:p/>
        </draw:connector>
        <draw:custom-shape draw:style-name="gr5" draw:text-style-name="P6" draw:layer="layout" svg:width="4.56cm" svg:height="0.766cm" svg:x="15.602cm" svg:y="17.642cm">
          <text:p text:style-name="P3"><text:span text:style-name="T3">Dark subtr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7" xml:id="id14" draw:id="id14" draw:layer="layout" svg:width="3.647cm" svg:height="0.766cm" svg:x="13.63cm" svg:y="19.173cm">
          <text:p text:style-name="P3"><text:span text:style-name="T4">Divide by flat 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2" xml:id="id4" draw:id="id4" draw:layer="layout" svg:width="4.002cm" svg:height="0.768cm" svg:x="13.452cm" svg:y="10.643cm">
          <text:p text:style-name="P1"><text:span text:style-name="T1">Linearity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8" draw:text-style-name="P8" xml:id="id6" draw:id="id6" draw:layer="layout" svg:width="3.527cm" svg:height="0.77cm" svg:x="13.69cm" svg:y="13.265cm">
          <text:p text:style-name="P1"><text:span text:style-name="T2">Initialize varianc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9" draw:text-style-name="P8" xml:id="id5" draw:id="id5" draw:layer="layout" svg:width="3.574cm" svg:height="0.77cm" svg:x="13.666cm" svg:y="11.953cm">
          <text:p text:style-name="P1"><text:span text:style-name="T2">ADU -&gt; electron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0" draw:text-style-name="P8" xml:id="id3" draw:id="id3" draw:layer="layout" svg:width="2.452cm" svg:height="0.768cm" svg:x="14.227cm" svg:y="9.331cm">
          <text:p text:style-name="P1"><text:span text:style-name="T2">Add BPM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453cm" svg:y1="10.099cm" svg:x2="15.453cm" svg:y2="10.643cm" draw:start-shape="id3" draw:start-glue-point="6" draw:end-shape="id4" draw:end-glue-point="4" svg:d="M15453 10099v544" svg:viewBox="0 0 1 545">
          <text:p/>
        </draw:connector>
        <draw:connector draw:style-name="gr4" draw:text-style-name="P5" draw:layer="layout" draw:type="line" svg:x1="15.453cm" svg:y1="11.411cm" svg:x2="15.453cm" svg:y2="11.953cm" draw:start-shape="id4" draw:start-glue-point="6" draw:end-shape="id5" draw:end-glue-point="4" svg:d="M15453 11411v542" svg:viewBox="0 0 1 543">
          <text:p/>
        </draw:connector>
        <draw:connector draw:style-name="gr4" draw:text-style-name="P5" draw:layer="layout" draw:type="line" svg:x1="15.453cm" svg:y1="12.723cm" svg:x2="15.454cm" svg:y2="13.265cm" draw:start-shape="id5" draw:start-glue-point="6" draw:end-shape="id6" draw:end-glue-point="4" svg:d="M15453 12723l1 542" svg:viewBox="0 0 2 543">
          <text:p/>
        </draw:connector>
        <draw:custom-shape draw:style-name="gr11" draw:text-style-name="P2" xml:id="id29" draw:id="id29" draw:layer="layout" svg:width="3.337cm" svg:height="0.764cm" svg:x="13.785cm" svg:y="36.271cm">
          <text:p text:style-name="P1"><text:span text:style-name="T1">Reduced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13" draw:id="id13" draw:layer="layout" svg:width="2.912cm" svg:height="0.769cm" svg:x="4.858cm" svg:y="19.332cm">
          <text:p text:style-name="P1"><text:span text:style-name="T5">Object -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8" draw:id="id8" draw:layer="layout" svg:width="5.669cm" svg:height="4.44cm" svg:x="3.48cm" svg:y="16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7" draw:id="id7" draw:layer="layout" svg:width="4.306cm" svg:height="0.667cm" svg:x="10.834cm" svg:y="17.692cm">
          <text:p text:style-name="P3"><text:span text:style-name="T3">Sky subtr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" draw:text-style-name="P3" draw:layer="layout" svg:x1="10.834cm" svg:y1="18.025cm" svg:x2="9.149cm" svg:y2="18.414cm" draw:start-shape="id7" draw:start-glue-point="3" draw:end-shape="id8" draw:end-glue-point="1" svg:d="M10834 18025h-842v389h-843" svg:viewBox="0 0 1686 390">
          <text:p/>
        </draw:connector>
        <draw:connector draw:style-name="gr16" draw:text-style-name="P3" draw:layer="layout" draw:type="line" svg:x1="15.454cm" svg:y1="14.035cm" svg:x2="15.454cm" svg:y2="14.631cm" draw:start-shape="id6" draw:start-glue-point="6" draw:end-shape="id9" draw:end-glue-point="4" svg:d="M15454 14035v596" svg:viewBox="0 0 1 597">
          <text:p/>
        </draw:connector>
        <draw:connector draw:style-name="gr16" draw:text-style-name="P3" draw:layer="layout" draw:type="line" svg:x1="15.454cm" svg:y1="15.399cm" svg:x2="15.453cm" svg:y2="16.031cm" draw:start-shape="id9" draw:start-glue-point="6" draw:end-shape="id10" draw:end-glue-point="4" svg:d="M15454 15399l-1 632" svg:viewBox="0 0 2 633">
          <text:p/>
        </draw:connector>
        <draw:connector draw:style-name="gr17" draw:text-style-name="P5" draw:layer="layout" draw:type="line" svg:x1="6.315cm" svg:y1="17.496cm" svg:x2="6.314cm" svg:y2="18.043cm" draw:start-shape="id11" draw:start-glue-point="6" draw:end-shape="id12" draw:end-glue-point="4" svg:d="M6315 17496l-1 547" svg:viewBox="0 0 2 548">
          <text:p/>
        </draw:connector>
        <draw:custom-shape draw:style-name="gr18" draw:text-style-name="P9" xml:id="id11" draw:id="id11" draw:layer="layout" svg:width="4.379cm" svg:height="0.77cm" svg:x="4.125cm" svg:y="16.726cm">
          <text:p text:style-name="P1"><text:span text:style-name="T5">Select sky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9" draw:text-style-name="P9" xml:id="id12" draw:id="id12" draw:layer="layout" svg:width="4.866cm" svg:height="0.77cm" svg:x="3.881cm" svg:y="18.043cm">
          <text:p text:style-name="P1"><text:span text:style-name="T5">Associate sky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6.314cm" svg:y1="18.813cm" svg:x2="6.314cm" svg:y2="19.332cm" draw:start-shape="id12" draw:start-glue-point="6" draw:end-shape="id13" draw:end-glue-point="4" svg:d="M6314 18813v519" svg:viewBox="0 0 1 520">
          <text:p/>
        </draw:connector>
        <draw:connector draw:style-name="gr16" draw:text-style-name="P3" draw:layer="layout" draw:type="line" svg:x1="15.453cm" svg:y1="16.799cm" svg:x2="12.587cm" svg:y2="17.692cm" draw:start-shape="id10" draw:start-glue-point="6" svg:d="M15453 16799l-2866 893" svg:viewBox="0 0 2867 894">
          <text:p/>
        </draw:connector>
        <draw:connector draw:style-name="gr16" draw:text-style-name="P3" draw:layer="layout" draw:type="line" svg:x1="15.453cm" svg:y1="16.799cm" svg:x2="17.482cm" svg:y2="17.642cm" draw:start-shape="id10" draw:start-glue-point="6" svg:d="M15453 16799l2029 843" svg:viewBox="0 0 2030 844">
          <text:p/>
        </draw:connector>
        <draw:connector draw:style-name="gr16" draw:text-style-name="P3" draw:layer="layout" draw:type="line" svg:x1="14.02cm" svg:y1="18.359cm" svg:x2="15.453cm" svg:y2="19.173cm" draw:end-shape="id14" draw:end-glue-point="0" svg:d="M14020 18359l1433 814" svg:viewBox="0 0 1434 815">
          <text:p/>
        </draw:connector>
        <draw:connector draw:style-name="gr16" draw:text-style-name="P3" draw:layer="layout" draw:type="line" svg:x1="16.468cm" svg:y1="18.408cm" svg:x2="15.453cm" svg:y2="19.173cm" draw:end-shape="id14" draw:end-glue-point="0" svg:d="M16468 18408l-1015 765" svg:viewBox="0 0 1016 766">
          <text:p/>
        </draw:connector>
        <draw:connector draw:style-name="gr16" draw:text-style-name="P3" draw:layer="layout" draw:type="line" svg:x1="15.453cm" svg:y1="19.939cm" svg:x2="15.454cm" svg:y2="20.531cm" draw:start-shape="id14" draw:start-glue-point="2" draw:end-shape="id15" draw:end-glue-point="4" svg:d="M15453 19939l1 592" svg:viewBox="0 0 2 593">
          <text:p/>
        </draw:connector>
        <draw:connector draw:style-name="gr16" draw:text-style-name="P3" draw:layer="layout" draw:type="line" svg:x1="15.454cm" svg:y1="21.299cm" svg:x2="15.453cm" svg:y2="21.938cm" draw:start-shape="id15" draw:start-glue-point="6" draw:end-shape="id16" draw:end-glue-point="4" svg:d="M15454 21299l-1 639" svg:viewBox="0 0 2 640">
          <text:p/>
        </draw:connector>
        <draw:custom-shape draw:style-name="gr12" draw:text-style-name="P6" xml:id="id20" draw:id="id20" draw:layer="layout" svg:width="5.258cm" svg:height="0.667cm" svg:x="12.824cm" svg:y="23.293cm">
          <text:p text:style-name="P3"><text:span text:style-name="T3">Sky sub. along sli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2" draw:text-style-name="P9" xml:id="id18" draw:id="id18" draw:layer="layout" svg:width="2.912cm" svg:height="0.769cm" svg:x="21.868cm" svg:y="24.232cm">
          <text:p text:style-name="P1"><text:span text:style-name="T5">Subtract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5" xml:id="id19" draw:id="id19" draw:layer="layout" svg:width="4.886cm" svg:height="3.081cm" svg:x="20.881cm" svg:y="22.4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7" draw:id="id17" draw:layer="layout" svg:width="3.624cm" svg:height="0.77cm" svg:x="21.512cm" svg:y="22.926cm">
          <text:p text:style-name="P1"><text:span text:style-name="T5">Interpolate sky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23.324cm" svg:y1="23.696cm" svg:x2="23.324cm" svg:y2="24.232cm" draw:start-shape="id17" draw:start-glue-point="6" draw:end-shape="id18" draw:end-glue-point="4" svg:d="M23324 23696v536" svg:viewBox="0 0 1 537">
          <text:p/>
        </draw:connector>
        <draw:connector draw:style-name="gr20" draw:text-style-name="P3" draw:layer="layout" svg:x1="20.881cm" svg:y1="23.956cm" svg:x2="18.082cm" svg:y2="23.626cm" draw:start-shape="id19" draw:start-glue-point="3" draw:end-shape="id20" draw:end-glue-point="1" svg:d="M20881 23956h-1399v-330h-1400" svg:viewBox="0 0 2800 331">
          <text:p/>
        </draw:connector>
        <draw:connector draw:style-name="gr16" draw:text-style-name="P3" draw:layer="layout" draw:type="line" svg:x1="15.453cm" svg:y1="22.706cm" svg:x2="15.453cm" svg:y2="23.293cm" draw:start-shape="id16" draw:start-glue-point="6" draw:end-shape="id20" draw:end-glue-point="0" svg:d="M15453 22706v587" svg:viewBox="0 0 1 588">
          <text:p/>
        </draw:connector>
        <draw:connector draw:style-name="gr16" draw:text-style-name="P3" draw:layer="layout" draw:type="line" svg:x1="15.453cm" svg:y1="23.96cm" svg:x2="15.453cm" svg:y2="24.559cm" draw:start-shape="id20" draw:start-glue-point="2" draw:end-shape="id21" draw:end-glue-point="4" svg:d="M15453 23960v599" svg:viewBox="0 0 1 600">
          <text:p/>
        </draw:connector>
        <draw:custom-shape draw:style-name="gr21" draw:text-style-name="P10" xml:id="id21" draw:id="id21" draw:layer="layout" svg:width="4.038cm" svg:height="0.77cm" svg:x="13.434cm" svg:y="24.559cm">
          <text:p text:style-name="P1"><text:span text:style-name="T6">Register WCS shif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9" draw:id="id9" draw:layer="layout" svg:width="4.225cm" svg:height="0.768cm" svg:x="13.341cm" svg:y="14.631cm">
          <text:p text:style-name="P1"><text:span text:style-name="T1">Attach slit trac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10" draw:id="id10" draw:layer="layout" svg:width="6.334cm" svg:height="0.768cm" svg:x="12.286cm" svg:y="16.031cm">
          <text:p text:style-name="P1"><text:span text:style-name="T1">Attach wavelength calibra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15" draw:id="id15" draw:layer="layout" svg:width="2.637cm" svg:height="0.768cm" svg:x="14.135cm" svg:y="20.531cm">
          <text:p text:style-name="P1"><text:span text:style-name="T1">Cut out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3" draw:text-style-name="P2" xml:id="id16" draw:id="id16" draw:layer="layout" svg:width="4.052cm" svg:height="0.768cm" svg:x="13.427cm" svg:y="21.938cm">
          <text:p text:style-name="P1"><text:span text:style-name="T1">Trace object spectra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2" draw:text-style-name="P11" xml:id="id22" draw:id="id22" draw:layer="layout" svg:width="3.792cm" svg:height="0.768cm" svg:x="17.485cm" svg:y="26.138cm">
          <text:p text:style-name="P1"><text:span text:style-name="T3">Extract 1D spectra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5.453cm" svg:y1="25.329cm" svg:x2="19.381cm" svg:y2="26.138cm" draw:start-shape="id21" draw:start-glue-point="6" draw:end-shape="id22" draw:end-glue-point="4" svg:d="M15453 25329l3928 809" svg:viewBox="0 0 3929 810">
          <text:p/>
        </draw:connector>
        <draw:custom-shape draw:style-name="gr24" draw:text-style-name="P11" xml:id="id23" draw:id="id23" draw:layer="layout" svg:width="4.01cm" svg:height="0.768cm" svg:x="17.376cm" svg:y="27.538cm">
          <text:p text:style-name="P1"><text:span text:style-name="T3">DAR flux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9.381cm" svg:y1="26.906cm" svg:x2="19.381cm" svg:y2="27.538cm" draw:start-shape="id22" draw:start-glue-point="6" draw:end-shape="id23" draw:end-glue-point="4" svg:d="M19381 26906v632" svg:viewBox="0 0 1 633">
          <text:p/>
        </draw:connector>
        <draw:custom-shape draw:style-name="gr6" draw:text-style-name="P10" xml:id="id24" draw:id="id24" draw:layer="layout" svg:width="5.501cm" svg:height="0.77cm" svg:x="12.703cm" svg:y="29.059cm">
          <text:p text:style-name="P1"><text:span text:style-name="T6">Correct telluric absorp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0" draw:text-style-name="P3" draw:layer="layout" draw:type="line" svg:x1="19.381cm" svg:y1="28.306cm" svg:x2="15.454cm" svg:y2="29.059cm" draw:start-shape="id23" draw:start-glue-point="6" draw:end-shape="id24" draw:end-glue-point="4" svg:d="M19381 28306l-3927 753" svg:viewBox="0 0 3928 754">
          <text:p/>
        </draw:connector>
        <draw:connector draw:style-name="gr20" draw:text-style-name="P3" draw:layer="layout" draw:type="line" svg:x1="15.453cm" svg:y1="25.329cm" svg:x2="15.454cm" svg:y2="29.059cm" draw:start-shape="id21" draw:start-glue-point="6" draw:end-shape="id24" draw:end-glue-point="4" svg:d="M15453 25329l1 3730" svg:viewBox="0 0 2 3731">
          <text:p/>
        </draw:connector>
        <draw:custom-shape draw:style-name="gr6" draw:text-style-name="P10" xml:id="id25" draw:id="id25" draw:layer="layout" svg:width="5.173cm" svg:height="0.77cm" svg:x="12.867cm" svg:y="30.459cm">
          <text:p text:style-name="P1"><text:span text:style-name="T6">Resample to 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25" draw:text-style-name="P10" xml:id="id26" draw:id="id26" draw:layer="layout" svg:width="3.851cm" svg:height="1.231cm" svg:x="13.528cm" svg:y="31.734cm">
          <text:p text:style-name="P1"><text:span text:style-name="T6">Scale exposures to</text:span><text:span text:style-name="T6"><text:line-break/></text:span><text:span text:style-name="T6">common level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4cm" svg:y1="29.829cm" svg:x2="15.454cm" svg:y2="30.459cm" draw:start-shape="id24" draw:start-glue-point="6" draw:end-shape="id25" draw:end-glue-point="4" svg:d="M15454 29829v630" svg:viewBox="0 0 1 631">
          <text:p/>
        </draw:connector>
        <draw:connector draw:style-name="gr16" draw:text-style-name="P3" draw:layer="layout" draw:type="line" svg:x1="15.454cm" svg:y1="31.229cm" svg:x2="15.454cm" svg:y2="31.734cm" draw:start-shape="id25" draw:start-glue-point="6" draw:end-shape="id26" draw:end-glue-point="4" svg:d="M15454 31229v505" svg:viewBox="0 0 1 506">
          <text:p/>
        </draw:connector>
        <draw:custom-shape draw:style-name="gr26" draw:text-style-name="P8" xml:id="id27" draw:id="id27" draw:layer="layout" svg:width="3.418cm" svg:height="0.77cm" svg:x="13.744cm" svg:y="33.519cm">
          <text:p text:style-name="P1"><text:span text:style-name="T2">Stack exposur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4cm" svg:y1="32.965cm" svg:x2="15.453cm" svg:y2="33.519cm" draw:start-shape="id26" draw:start-glue-point="6" draw:end-shape="id27" draw:end-glue-point="4" svg:d="M15454 32965l-1 554" svg:viewBox="0 0 2 555">
          <text:p/>
        </draw:connector>
        <draw:custom-shape draw:style-name="gr27" draw:text-style-name="P8" xml:id="id28" draw:id="id28" draw:layer="layout" svg:width="4.234cm" svg:height="0.77cm" svg:x="13.336cm" svg:y="34.819cm">
          <text:p text:style-name="P1"><text:span text:style-name="T2">Apply flux calibra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draw:type="line" svg:x1="15.453cm" svg:y1="34.289cm" svg:x2="15.453cm" svg:y2="34.819cm" draw:start-shape="id27" draw:start-glue-point="6" draw:end-shape="id28" draw:end-glue-point="4" svg:d="M15453 34289v530" svg:viewBox="0 0 1 531">
          <text:p/>
        </draw:connector>
        <draw:connector draw:style-name="gr16" draw:text-style-name="P3" draw:layer="layout" draw:type="line" svg:x1="15.453cm" svg:y1="35.589cm" svg:x2="15.454cm" svg:y2="36.271cm" draw:start-shape="id28" draw:start-glue-point="6" draw:end-shape="id29" draw:end-glue-point="4" svg:d="M15453 35589l1 682" svg:viewBox="0 0 2 6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LGC Sans" style:font-size-asian="24pt" style:language-asian="zxx" style:country-asian="none" style:font-name-complex="DejaVu LGC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10:36:06.388950752</dc:date>
    <meta:editing-duration>PT1H2M17S</meta:editing-duration>
    <meta:editing-cycles>12</meta:editing-cycles>
    <meta:generator>LibreOffice/5.0.6.2$Linux_X86_64 LibreOffice_project/00$Build-2</meta:generator>
    <meta:document-statistic meta:object-count="59"/>
  </office:meta>
</office:document-meta>
</file>